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e34" officeooo:paragraph-rsid="0009ae34"/>
    </style:style>
    <style:style style:name="P2" style:family="paragraph" style:parent-style-name="Standard">
      <style:paragraph-properties fo:text-align="end" style:justify-single-word="false"/>
      <style:text-properties officeooo:rsid="0009f2cd" officeooo:paragraph-rsid="0009f2cd"/>
    </style:style>
    <style:style style:name="P3" style:family="paragraph" style:parent-style-name="Text_20_body">
      <style:text-properties officeooo:paragraph-rsid="002ed19c"/>
    </style:style>
    <style:style style:name="P4" style:family="paragraph" style:parent-style-name="Text_20_body">
      <style:text-properties officeooo:paragraph-rsid="00307a17"/>
    </style:style>
    <style:style style:name="P5" style:family="paragraph" style:parent-style-name="Text_20_body">
      <style:text-properties officeooo:paragraph-rsid="0031c57e"/>
    </style:style>
    <style:style style:name="P6" style:family="paragraph" style:parent-style-name="Text_20_body">
      <style:text-properties officeooo:paragraph-rsid="00386b6a"/>
    </style:style>
    <style:style style:name="P7" style:family="paragraph" style:parent-style-name="Text_20_body">
      <style:text-properties officeooo:paragraph-rsid="003c61e2"/>
    </style:style>
    <style:style style:name="P8" style:family="paragraph" style:parent-style-name="Text_20_body">
      <style:text-properties officeooo:paragraph-rsid="0040428e"/>
    </style:style>
    <style:style style:name="P9" style:family="paragraph" style:parent-style-name="Text_20_body">
      <style:text-properties officeooo:paragraph-rsid="0041beb9"/>
    </style:style>
    <style:style style:name="T1" style:family="text">
      <style:text-properties officeooo:rsid="0009f2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7d8b"/>
    </style:style>
    <style:style style:name="T4" style:family="text">
      <style:text-properties officeooo:rsid="000f571e"/>
    </style:style>
    <style:style style:name="T5" style:family="text">
      <style:text-properties officeooo:rsid="0010a0e9"/>
    </style:style>
    <style:style style:name="T6" style:family="text">
      <style:text-properties officeooo:rsid="0010fef9"/>
    </style:style>
    <style:style style:name="T7" style:family="text">
      <style:text-properties officeooo:rsid="00110704"/>
    </style:style>
    <style:style style:name="T8" style:family="text">
      <style:text-properties officeooo:rsid="0012c667"/>
    </style:style>
    <style:style style:name="T9" style:family="text">
      <style:text-properties officeooo:rsid="0013c768"/>
    </style:style>
    <style:style style:name="T10" style:family="text">
      <style:text-properties officeooo:rsid="0014b4f1"/>
    </style:style>
    <style:style style:name="T11" style:family="text">
      <style:text-properties officeooo:rsid="0015a34d"/>
    </style:style>
    <style:style style:name="T12" style:family="text">
      <style:text-properties officeooo:rsid="001671a3"/>
    </style:style>
    <style:style style:name="T13" style:family="text">
      <style:text-properties officeooo:rsid="00192cc0"/>
    </style:style>
    <style:style style:name="T14" style:family="text">
      <style:text-properties officeooo:rsid="001c07b8"/>
    </style:style>
    <style:style style:name="T15" style:family="text">
      <style:text-properties officeooo:rsid="001c503e"/>
    </style:style>
    <style:style style:name="T16" style:family="text">
      <style:text-properties officeooo:rsid="001e3c7c"/>
    </style:style>
    <style:style style:name="T17" style:family="text">
      <style:text-properties officeooo:rsid="001e72d6"/>
    </style:style>
    <style:style style:name="T18" style:family="text">
      <style:text-properties officeooo:rsid="001f6b49"/>
    </style:style>
    <style:style style:name="T19" style:family="text">
      <style:text-properties officeooo:rsid="002132d1"/>
    </style:style>
    <style:style style:name="T20" style:family="text">
      <style:text-properties officeooo:rsid="0022e264"/>
    </style:style>
    <style:style style:name="T21" style:family="text">
      <style:text-properties officeooo:rsid="0024dd6b"/>
    </style:style>
    <style:style style:name="T22" style:family="text">
      <style:text-properties officeooo:rsid="002683ac"/>
    </style:style>
    <style:style style:name="T23" style:family="text">
      <style:text-properties officeooo:rsid="00276a17"/>
    </style:style>
    <style:style style:name="T24" style:family="text">
      <style:text-properties fo:color="#006600" fo:font-style="italic" officeooo:rsid="000c7d8b" style:font-style-asian="italic" style:font-style-complex="italic"/>
    </style:style>
    <style:style style:name="T25" style:family="text">
      <style:text-properties fo:color="#006600" fo:font-style="italic" officeooo:rsid="002b111e" style:font-style-asian="italic" style:font-style-complex="italic"/>
    </style:style>
    <style:style style:name="T26" style:family="text">
      <style:text-properties fo:color="#006600" fo:font-style="italic" officeooo:rsid="002c6264" style:font-style-asian="italic" style:font-style-complex="italic"/>
    </style:style>
    <style:style style:name="T27" style:family="text">
      <style:text-properties fo:color="#006600" fo:font-style="italic" officeooo:rsid="002d4d40" style:font-style-asian="italic" style:font-style-complex="italic"/>
    </style:style>
    <style:style style:name="T28" style:family="text">
      <style:text-properties fo:color="#006600" fo:font-style="italic" officeooo:rsid="002ed19c" style:font-style-asian="italic" style:font-style-complex="italic"/>
    </style:style>
    <style:style style:name="T29" style:family="text">
      <style:text-properties fo:color="#006600" fo:font-style="italic" officeooo:rsid="00307a17" style:font-style-asian="italic" style:font-style-complex="italic"/>
    </style:style>
    <style:style style:name="T30" style:family="text">
      <style:text-properties fo:color="#006600" fo:font-style="italic" officeooo:rsid="0031c57e" style:font-style-asian="italic" style:font-style-complex="italic"/>
    </style:style>
    <style:style style:name="T31" style:family="text">
      <style:text-properties fo:color="#006600" fo:font-style="italic" officeooo:rsid="0036e7c1" style:font-style-asian="italic" style:font-style-complex="italic"/>
    </style:style>
    <style:style style:name="T32" style:family="text">
      <style:text-properties fo:color="#006600" fo:font-style="italic" officeooo:rsid="003a4971" style:font-style-asian="italic" style:font-style-complex="italic"/>
    </style:style>
    <style:style style:name="T33" style:family="text">
      <style:text-properties fo:color="#006600" fo:font-style="italic" officeooo:rsid="003c61e2" style:font-style-asian="italic" style:font-style-complex="italic"/>
    </style:style>
    <style:style style:name="T34" style:family="text">
      <style:text-properties fo:color="#006600" fo:font-style="italic" officeooo:rsid="0040428e" style:font-style-asian="italic" style:font-style-complex="italic"/>
    </style:style>
    <style:style style:name="T35" style:family="text">
      <style:text-properties fo:color="#006600" fo:font-style="italic" officeooo:rsid="004081ec" style:font-style-asian="italic" style:font-style-complex="italic"/>
    </style:style>
    <style:style style:name="T36" style:family="text">
      <style:text-properties fo:color="#006600" fo:font-style="italic" officeooo:rsid="00412a3d" style:font-style-asian="italic" style:font-style-complex="italic"/>
    </style:style>
    <style:style style:name="T37" style:family="text">
      <style:text-properties fo:color="#006600" fo:font-style="italic" officeooo:rsid="0041beb9" style:font-style-asian="italic" style:font-style-complex="italic"/>
    </style:style>
    <style:style style:name="T38" style:family="text">
      <style:text-properties fo:color="#006600" fo:font-style="italic" fo:font-weight="bold" officeooo:rsid="000c7d8b" style:font-style-asian="italic" style:font-weight-asian="bold" style:font-style-complex="italic" style:font-weight-complex="bold"/>
    </style:style>
    <style:style style:name="T39" style:family="text">
      <style:text-properties fo:color="#ff0066" fo:font-style="italic" officeooo:rsid="000c7d8b" style:font-style-asian="italic" style:font-style-complex="italic"/>
    </style:style>
    <style:style style:name="T40" style:family="text">
      <style:text-properties officeooo:rsid="00386b6a"/>
    </style:style>
    <style:style style:name="T41" style:family="text">
      <style:text-properties officeooo:rsid="003abe0e"/>
    </style:style>
    <style:style style:name="T42" style:family="text">
      <style:text-properties officeooo:rsid="003c61e2"/>
    </style:style>
    <style:style style:name="T43" style:family="text">
      <style:text-properties officeooo:rsid="00404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ammar and semantic actions for the zimbra2gmail compiler</text:p>
      <text:p text:style-name="P2">by Antonio Augusto de Cintra Batista &lt;<text:a xlink:type="simple" xlink:href="mailto:antonio.a.c.batista@gmail.com" text:style-name="Internet_20_link" text:visited-style-name="Visited_20_Internet_20_Link">antonio.a.c.batista@gmail.com</text:a>&gt;</text:p>
      <text:p text:style-name="P2">January of 2018</text:p>
      <text:p text:style-name="P2"/>
      <text:p text:style-name="Text"><text:span text:style-name="T1">This</text:span> is a regular grammar is for a top-down predictive parser<text:span text:style-name="T5">.</text:span></text:p>
      <text:p text:style-name="Text">The semantic actions are annotated between <text:span text:style-name="T3">&lt;&gt;</text:span>: <text:s/><text:span text:style-name="T38">&lt;semantic-action&gt;</text:span><text:span text:style-name="T2"> </text:span></text:p>
      <text:p text:style-name="P1"/>
      <text:p text:style-name="P8">zimbra2gmail ::= CERCA NAME <text:span text:style-name="T24">&lt;emailAddr = lexeme&gt;</text:span><text:span text:style-name="T3"> </text:span>ID require { <text:span text:style-name="T24">&lt;gam</text:span><text:span text:style-name="T26">User</text:span><text:span text:style-name="T24"> = "gam user %s filter ", emailAddr&gt;</text:span><text:span text:style-name="T3"> </text:span>filters }<text:span text:style-name="T43"> </text:span><text:span text:style-name="T24">&lt;gamCommand </text:span><text:span text:style-name="T27">= </text:span><text:span text:style-name="T34">"gam user " + emailAddr + "</text:span><text:span text:style-name="T35"> </text:span><text:span text:style-name="T34">delete label </text:span><text:span text:style-name="T24">zLabelToStopActions</text:span><text:span text:style-name="T34">"</text:span><text:span text:style-name="T29"> ;</text:span><text:span text:style-name="T24"> </text:span><text:span text:style-name="T39">boo</text:span><text:span text:style-name="T24">(gamCommand)&gt;</text:span></text:p>
      <text:p text:style-name="Text_20_body">require ::= ZIMBRAMAILSIEVESCRIPT DOISPONTOS REQUIRE ABRECOLCHETE requires-rep { VIRGULA requires-rep } FECHACOLCHETE PONTOEVIRGULA</text:p>
      <text:p text:style-name="Text_20_body">requires-rep ::= ASPAS ( FILEINTO | REJECT | TAG | FLAG ) ASPAS</text:p>
      <text:p text:style-name="P3">filters ::= CERCA <text:span text:style-name="T24">&lt;thisFilterName = lexeme ; msg = "# " + lexeme ; </text:span><text:span text:style-name="T39">boo</text:span><text:span text:style-name="T24">(msg)&gt;</text:span> IDEXTENDED conditions action<text:span text:style-name="T4"> </text:span><text:span text:style-name="T24">&lt;</text:span><text:span text:style-name="T32">if len( gamAction&gt;0) then { </text:span><text:span text:style-name="T24">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4">gam</text:span><text:span text:style-name="T27">Action</text:span><text:span text:style-name="T28"> ; </text:span><text:span text:style-name="T39">boo</text:span><text:span text:style-name="T24">(gamCommand)</text:span><text:span text:style-name="T32"> }</text:span><text:span text:style-name="T24">&gt;</text:span><text:span text:style-name="T28"> &lt;if hasStop == "y" then </text:span><text:span text:style-name="T24">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"label <text:s/></text:span><text:span text:style-name="T24">zLabelToStopActions</text:span><text:span text:style-name="T28">" ; </text:span><text:span text:style-name="T39">boo</text:span><text:span text:style-name="T24">(gamCommand)</text:span><text:span text:style-name="T28">&gt; <text:s/>&lt;</text:span><text:span text:style-name="T39">boo</text:span><text:span text:style-name="T24">("")</text:span><text:span text:style-name="T28">&gt;</text:span></text:p>
      <text:p text:style-name="Text_20_body">conditions ::= <text:span text:style-name="T24">&lt;gamCondition = "haswords \"-label:zLabelToStopActions "&gt;</text:span><text:span text:style-name="T5"> </text:span>(<text:span text:style-name="T6"> </text:span><text:span text:style-name="T24">&lt;filterEnabled = "y"&gt;</text:span> IF | <text:span text:style-name="T24">&lt;filterEnabled = "n"&gt;</text:span><text:span text:style-name="T6"> </text:span>DISABLED_IF ) ( <text:span text:style-name="T24">&lt;conditionType = "anyof"&gt;</text:span><text:span text:style-name="T6"> </text:span>ANYOF |<text:span text:style-name="T6"> </text:span><text:span text:style-name="T24">&lt;conditionType = "allof"&gt;</text:span> ALLOF ) ABREPARENTESIS expr FECHAPARENTESIS</text:p>
      <text:p text:style-name="Text_20_body">expr ::= <text:span text:style-name="T24">&lt;gamCondition += "("&gt;</text:span><text:span text:style-name="T7"> </text:span>expr-rep { <text:span text:style-name="T24">&lt;gamCondition += "OR "&gt;</text:span><text:span text:style-name="T8"> </text:span>VIRGULA expr-rep }<text:span text:style-name="T9"> </text:span><text:span text:style-name="T24">&lt;gamCondition += ")\" "&gt;</text:span></text:p>
      <text:p text:style-name="Text_20_body">expr-rep ::= [ <text:span text:style-name="T24">&lt;gamCondition += "-"&gt;</text:span><text:span text:style-name="T10"> </text:span>NOT ] ( expr-header | expr-address | expr-body | expr-date | expr-bulk | expr-distribution-list | expr-to-me )</text:p>
      <text:p text:style-name="Text_20_body">expr-header ::= HEADER DOISPONTOS ( IS | CONTAINS | MATCHES ) ABRECOLCHETE header { VIRGULA header } FECHACOLCHETE ASPAS<text:span text:style-name="T11"> </text:span><text:span text:style-name="T24">&lt;replace(gamCondition, "xYz", lexeme)&gt;</text:span> IDEXTENDED ASPAS</text:p>
      <text:p text:style-name="P7">expr-address ::= ADDRESS DOISPONTOS ( ALL | DOMAIN ) DOISPONTOS ( IS | CONTAINS | MATCHES ) DOISPONTOS COMPARATOR ASPAS ID PONTOEVIRGULA ASCII_CASEMAP ASPAS ABRECOLCHETE<text:span text:style-name="T42"> </text:span><text:span text:style-name="T24">&lt;gamCondition += "</text:span><text:span text:style-name="T33">(</text:span><text:span text:style-name="T24">"&gt;</text:span> header {<text:span text:style-name="T41"> </text:span><text:span text:style-name="T24">&lt;gamCondition += "OR "&gt;</text:span> VIRGULA header }<text:span text:style-name="T42"> </text:span><text:span text:style-name="T24">&lt;gamCondition += "</text:span><text:span text:style-name="T33">)</text:span><text:span text:style-name="T24"> "&gt;</text:span> FECHACOLCHETE ASPAS <text:span text:style-name="T24">&lt;replace(gamCondition, "xYz", lexeme)&gt;</text:span><text:span text:style-name="T11"> </text:span>IDEXTENDED ASPAS</text:p>
      <text:p text:style-name="Text_20_body"><text:soft-page-break/>expr-body ::= BODY <text:span text:style-name="T24">&lt;gamCondition += "'"&gt;</text:span><text:span text:style-name="T12"> </text:span>DOISPONTOS CONTAINS ASPAS<text:span text:style-name="T12"> </text:span><text:span text:style-name="T24">&lt;gamCondition += lexeme ; </text:span><text:span text:style-name="T31">g</text:span><text:span text:style-name="T24">amCommand += "' "&gt;</text:span> IDEXTENDED ASPAS </text:p>
      <text:p text:style-name="Text_20_body">expr-date ::= DATE DOISPONTOS ( AFTER | BEFORE ) ASPAS IDEXTENDED ASPAS </text:p>
      <text:p text:style-name="Text_20_body">expr-to-me ::= ME DOISPONTOS IN ASPAS to-me ASPAS </text:p>
      <text:p text:style-name="Text_20_body">expr-distribution-list ::= LIST</text:p>
      <text:p text:style-name="Text_20_body">expr-bulk ::= BULK</text:p>
      <text:p text:style-name="Text_20_body">to-me ::= <text:span text:style-name="T24">&lt;gamCondition += "("&gt;</text:span><text:span text:style-name="T13"> </text:span>( <text:span text:style-name="T24">&lt;gamCondition += "to:'" + emailAddr + "' "&gt;</text:span><text:span text:style-name="T13"> </text:span>TO [ <text:span text:style-name="T24">&lt;gamCondition += "OR cc:'" <text:s/>+ emailAddr + "' "&gt;</text:span><text:span text:style-name="T13"> </text:span>VIRGULA CC ] | <text:span text:style-name="T24">&lt;gamCondition += "cc:'" + emailAddr + "' "&gt;</text:span><text:span text:style-name="T13"> </text:span>CC )<text:span text:style-name="T14"> <text:s/></text:span><text:span text:style-name="T24">&lt;gamCondition += ") "&gt;</text:span></text:p>
      <text:p text:style-name="Text_20_body">header ::=<text:span text:style-name="T16"> ASPAS</text:span> (<text:span text:style-name="T15"> </text:span><text:span text:style-name="T24">&lt;gamCondition += "to:'"&gt;</text:span> TO | <text:span text:style-name="T24">&lt;gamCondition += "cc:'"&gt;</text:span> CC | <text:span text:style-name="T24">&lt;gamCondition += "from:'"&gt;</text:span> FROM | <text:span text:style-name="T24">&lt;gamCondition += "subject:'"&gt;</text:span> SUBJECT | <text:span text:style-name="T24">&lt;gamCondition += lexeme + ":'"&gt;</text:span> HEADER | ID )<text:span text:style-name="T16"> ASPAS </text:span><text:span text:style-name="T24">&lt;gamCondition += "xYz' "&gt;</text:span></text:p>
      <text:p text:style-name="P6">action ::=<text:span text:style-name="T40"> </text:span><text:span text:style-name="T24">&lt;gamAction = ""&gt;</text:span> ABRECHAVES { move | tag | flag | discard | keep | redirect }1 <text:span text:style-name="T24">&lt;</text:span><text:span text:style-name="T29">hasStop = "n"</text:span><text:span text:style-name="T24">&gt;</text:span><text:span text:style-name="T29"> </text:span>[<text:span text:style-name="T17"> </text:span><text:span text:style-name="T24">&lt;</text:span><text:span text:style-name="T29">hasStop = "y"</text:span><text:span text:style-name="T24">&gt;</text:span> STOP PONTOEVIRGULA ] <text:s/>FECHACHAVES</text:p>
      <text:p text:style-name="P4">move ::= FILEINTO ASPAS<text:span text:style-name="T18"> </text:span><text:span text:style-name="T24">&lt;gamLabel = "label '" ;</text:span><text:span text:style-name="T36"> cleanLabel(lexeme) ;</text:span><text:span text:style-name="T24"> gamLabel += lexeme ; gamLabel += "' archive " ; 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9">gamLabel ;</text:span><text:span text:style-name="T24"> </text:span><text:span text:style-name="T39">boo</text:span><text:span text:style-name="T24">(gamCommand)&gt;</text:span><text:span text:style-name="T18"> </text:span><text:s/>IDEXTENDED ASPAS PONTOEVIRGULA</text:p>
      <text:p text:style-name="P9">tag ::= TAG ASPAS <text:span text:style-name="T24">&lt;gamLabel = "label myTaggedMessages/'" ;</text:span><text:span text:style-name="T37"> </text:span><text:span text:style-name="T36">cleanLabel(lexeme) ;</text:span><text:span text:style-name="T24"> gamLabel += lexeme ; gamLabel += "' " ; 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9">gamLabel ;</text:span><text:span text:style-name="T24"> </text:span><text:span text:style-name="T39">boo</text:span><text:span text:style-name="T24">(gamCommand)&gt;</text:span><text:span text:style-name="T18"> </text:span>IDEXTENDED ASPAS PONTOEVIRGULA</text:p>
      <text:p text:style-name="Text_20_body">flag ::= FLAG ASPAS ( <text:span text:style-name="T24">&lt;gamAction += "markread "&gt;</text:span><text:span text:style-name="T19"> </text:span>READ ) ASPAS PONTOEVIRGULA</text:p>
      <text:p text:style-name="Text_20_body">discard ::= <text:span text:style-name="T24">&lt;gamAction += "trash "&gt;</text:span><text:span text:style-name="T20"> </text:span>DISCARD PONTOEVIRGULA</text:p>
      <text:p text:style-name="P5">keep ::= <text:span text:style-name="T24">&lt;gamLabel = "label </text:span><text:span text:style-name="T37">i</text:span><text:span text:style-name="T24">nbox " ;</text:span><text:span text:style-name="T30"> </text:span><text:span text:style-name="T24">gamCommand </text:span><text:span text:style-name="T27">= </text:span><text:span text:style-name="T24">gam</text:span><text:span text:style-name="T27">User</text:span><text:span text:style-name="T24"> </text:span><text:span text:style-name="T27">+ </text:span><text:span text:style-name="T24">gamCo</text:span><text:span text:style-name="T27">ndition</text:span><text:span text:style-name="T24"> </text:span><text:span text:style-name="T27">+</text:span><text:span text:style-name="T28"> </text:span><text:span text:style-name="T29">gamLabel</text:span><text:span text:style-name="T30"> ; </text:span><text:span text:style-name="T24"><text:s/></text:span><text:span text:style-name="T39">boo</text:span><text:span text:style-name="T24">(gamCommand)&gt;</text:span><text:span text:style-name="T21"> </text:span>KEEP PONTOEVIRGULA</text:p>
      <text:p text:style-name="Text_20_body">redirect ::= REDIRECT ASPAS<text:span text:style-name="T22"> </text:span><text:span text:style-name="T24">&lt;gamAction += "forward '" ; gamAction += lexeme ; gamAction += "' "&gt;</text:span><text:span text:style-name="T22"> </text:span><text:s/>IDEXTENDED ASPAS PONTOEVIRGULA { REDIRECT ASPAS<text:span text:style-name="T22"> </text:span><text:span text:style-name="T24">&lt;gamAction += "forward '" ; gamAction += lexeme ; gamAction += "' "&gt;</text:span> IDEXTENDED ASPAS PONTOEVIRGULA } [ keep <text:span text:style-name="T24">&lt;</text:span><text:span text:style-name="T25">if </text:span><text:span text:style-name="T24">false <text:s/>gamAction += "trash "</text:span><text:span text:style-name="T25">&gt;</text:span><text:span text:style-name="T23"> </text:span>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3201in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" style:family="paragraph" style:parent-style-name="Caption" style:class="extra">
      <style:paragraph-properties fo:margin-top="0in" fo:margin-bottom="0.3201in" loext:contextual-spacing="false" style:writing-mode="pag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701in" fo:margin-bottom="0.1701in" fo:margin-left="0.1701in" fo:margin-right="0.1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6:25:21.288253539</meta:creation-date>
    <dc:date>2018-01-09T16:41:36.476275433</dc:date>
    <meta:editing-duration>PT9H58M25S</meta:editing-duration>
    <meta:editing-cycles>52</meta:editing-cycles>
    <meta:generator>LibreOffice/5.2.7.2$Linux_X86_64 LibreOffice_project/20m0$Build-2</meta:generator>
    <meta:print-date>2018-01-09T08:48:11.708604418</meta:print-date>
    <meta:document-statistic meta:table-count="0" meta:image-count="0" meta:object-count="0" meta:page-count="2" meta:paragraph-count="28" meta:word-count="601" meta:character-count="3894" meta:non-whitespace-character-count="3307"/>
  </office:meta>
</office:document-meta>
</file>